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erializer.h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erializer.charactersImpl( char data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logWriter.writeTo( XMLSerializer 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rializer.processingInstruction( String target , String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Serializer.body( String uri , String local , String qu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Serializer.closeElement( boolean end_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erializ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erializer.XML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rializer.comment( char data [ ]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Serializ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logWriter.writ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rializer.endElementImpl( String uri , String local , String qu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Serializer.getMim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erializer.XMLSerializer( XMLEncoder en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rializer.startElementImpl( String uri , String local , String qual , String namespaces [ ] [ ] , String attributes [ ] [ ]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rologWriter.write( char c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rializ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erializer.ignorableWhitespace( char data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rializ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erializ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erializ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logWriter.Pro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rializ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erializer.startDTD( String name , String public_id , String system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erializ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erializ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